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ad Command</text:h>
      <text:h text:style-name="Heading_20_2" text:outline-level="2">Introduction</text:h>
      <text:p text:style-name="Text_20_body">The load command is a JSF component that encapsulates an AJAX load and local data synchronization of a server-side object. For example, suppose you are creating an e-mail client. A user's inbox might be represented on the server-side as an object consisting of a list of messages (stored as an array) and a list of attributes (stored as object properties). To view the inbox offline, this object needs to be synchronized to HTML5 local storage. The loadCommand is designed to do exactly th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th Hallem</meta:initial-creator>
    <meta:creation-date>2013-05-21T09:43:01</meta:creation-date>
    <meta:document-statistic meta:table-count="0" meta:image-count="0" meta:object-count="0" meta:page-count="1" meta:paragraph-count="3" meta:word-count="86" meta:character-count="516" meta:non-whitespace-character-count="433"/>
    <dc:date>2013-05-21T09:45:26</dc:date>
    <dc:creator>Seth Hallem</dc:creator>
    <meta:editing-duration>PT2M27S</meta:editing-duration>
    <meta:editing-cycles>1</meta:editing-cycles>
    <meta:generator>LibreOffice/3.4$Unix LibreOffice_project/340m1$Build-402</meta:generator>
  </office:meta>
</office:document-meta>
</file>